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e15c7" officeooo:paragraph-rsid="001e15c7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paragraph-rsid="001e15c7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e49d9" officeooo:paragraph-rsid="001e49d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f359a" officeooo:paragraph-rsid="001f359a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2097fe" officeooo:paragraph-rsid="002097f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211259" officeooo:paragraph-rsid="00211259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211259" officeooo:paragraph-rsid="0021445d" style:language-asian="zxx" style:country-asian="none" style:language-complex="zxx" style:country-complex="none"/>
    </style:style>
    <style:style style:name="T1" style:family="text">
      <style:text-properties officeooo:rsid="001e15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</text:p>
      <text:p text:style-name="P2">The purpose of using SE for internal combustion engine components is to provide</text:p>
      <text:p text:style-name="P2">wear protection whilst at the same time maintaining a low-friction coefficient (µ&lt;0.1)</text:p>
      <text:p text:style-name="P2">in an oil-lubricated operating environment. Typically, piston rings, cam-followers</text:p>
      <text:p text:style-name="P2">(valve lifters), cams, journal bearings and exhaust valves (Fig. 8.1) receive dedicated</text:p>
      <text:p text:style-name="P2">surface modification via a variety of techniques.</text:p>
      <text:p text:style-name="P2"/>
      <text:p text:style-name="P3"><text:span text:style-name="T1">7</text:span></text:p>
      <text:p text:style-name="P3">There are few oil-lubricated sliding contacts more important than the piston ring/</text:p>
      <text:p text:style-name="P2">cylinder liner contact found in petrol- and diesel-fired internal combustion (IC)</text:p>
      <text:p text:style-name="P2">engines. Typically three or four piston rings are used in a collection of rings on piston, termed the ‘ring pack’ (Fig. 8.1). Whilst the lower-positioned rings slide on</text:p>
      <text:p text:style-name="P2">an oil film, providing a seal from combustion gases, the uppermost one – the ‘top</text:p>
      <text:p text:style-name="P2">ring’ – enjoys less-efficient lubrication and is periodically exposed to hot combustion</text:p>
      <text:p text:style-name="P2">gases as well as atmospheric oxygen. Furthermore, a range of lubrication regimes is</text:p>
      <text:p text:style-name="P2">experienced by the piston ring/cylinder liner contact (Fig. 8.2), which depends upon</text:p>
      <text:p text:style-name="P2">the position of the piston in the combustion cycle of the engine. Accordingly, the oil</text:p>
      <text:p text:style-name="P2">fluid film periodically breaks down when the piston ring pack reaches bottom or top</text:p>
      <text:p text:style-name="P2">dead centre in the combustion cycle; it is here where material transfer due to scuffing</text:p>
      <text:p text:style-name="P2">(material transfer due to metal-on-metal or coating-on-metal contact), as well as</text:p>
      <text:p text:style-name="P2">oxidation, can take place. During normal sliding between the top and bottom dead-</text:p>
      <text:p text:style-name="P2">centre positions, however, boundary, mixed and full-film (EHL and HL) conditions</text:p>
      <text:p text:style-name="P2">are established (Fig. 8.2) where only slight (if any) inter-material contact takes place.</text:p>
      <text:p text:style-name="P2">In the latter situations, wear of the piston ring or the cylinder (or its liner) are</text:p>
      <text:p text:style-name="P2">minimal.</text:p>
      <text:p text:style-name="P2"/>
      <text:p text:style-name="P4">8</text:p>
      <text:p text:style-name="P4">Piston ring materials have evolved over the decades, originally being made of</text:p>
      <text:p text:style-name="P4">flake graphitic cast iron (like GA-iron – Fig. 8.3a), which then became superseded by</text:p>
      <text:p text:style-name="P4">the more fracture-resistant spheroidal graphitic cast iron (like SG-iron – Fig. 8.3b).</text:p>
      <text:p text:style-name="P4">Both types of cast iron can be strengthened further via a heat treatment known as</text:p>
      <text:p text:style-name="P4">‘hardening and tempering’, which converts the pearlitic matrix to fracture-resistant</text:p>
      <text:p text:style-name="P4">‘tempered martensite’ – comprising fine-grained (~1µm) ductile alpha-iron (ferrite)</text:p>
      <text:p text:style-name="P4">and very fine cementite (Fe3C) particles (1µm and smaller). For more demanding</text:p>
      <text:p text:style-name="P4">applications, martensitic stainless steels are deployed, a typical nominal composition</text:p>
      <text:p text:style-name="P4">being (wt-%): 0.9C, 18Cr, 0.1V and 1.1Mo. <text:s/>The high concentration of Cr provides protection against oxida-</text:p>
      <text:p text:style-name="P4">tion attack from hot combustion gases, by the spontaneous formation of passive films</text:p>
      <text:p text:style-name="P4">or scales based on chromium oxide (either crystalline Cr2O3 or amorphous CrxOy).</text:p>
      <text:p text:style-name="P4">Such stainless steel rings are hardened and tempered to develop static and fatigue strength and are usually plasma or gas nitrided</text:p>
      <text:p text:style-name="P4"/>
      <text:p text:style-name="P5">11</text:p>
      <text:p text:style-name="P5">Manufacturers began the SE of piston rings in the early part of the twentieth</text:p>
      <text:p text:style-name="P5">century by applying many variants of electroplated Cr (Section 4.3.1) with various</text:p>
      <text:p text:style-name="P5">crack densities and surface finishes (AE Goetze, 1995), mainly as a protective coat-</text:p>
      <text:p text:style-name="P5">ing for cast iron substrates; these provide good protection against oxidation wear and</text:p>
      <text:p text:style-name="P5">reduce scuffing/galling (metal transfer to the cast iron cylinder liner). The cracks</text:p>
      <text:p text:style-name="P5">(Fig. 8.4a, b) help prevent scoring of the opposing liner by collecting wear debris and</text:p>
      <text:p text:style-name="P5">retaining small pockets of oil lubricant. Under normal operating conditions, the</text:p>
      <text:p text:style-name="P5">engine liner or cylinder wall is worn only slightly by superficial plastic flow (Fig. 8.4c)</text:p>
      <text:p text:style-name="P5">and should not usually require any special surface treatment. Unfortunately, elec-</text:p>
      <text:p text:style-name="P5"><text:soft-page-break/>troplated Cr, or the alternative flame-sprayed Mo, whilst widely used on petrol</text:p>
      <text:p text:style-name="P5">engine piston rings, is less satisfactory for diesel engine use.</text:p>
      <text:p text:style-name="P5"/>
      <text:p text:style-name="P5">12</text:p>
      <text:p text:style-name="P5"/>
      <text:p text:style-name="P5">By the mid 1980s,</text:p>
      <text:p text:style-name="P5">a wide range of alternative metal, metal-ceramic (composite) and all-ceramic spray-</text:p>
      <text:p text:style-name="P5">deposited coating materials (mostly deposited on cast iron substrates) had been</text:p>
      <text:p text:style-name="P5">developed and implemented into mass production for diesel engine operation;</text:p>
      <text:p text:style-name="P5">these were designed for use in small, medium and heavy-duty engines (Table 8.1).</text:p>
      <text:p text:style-name="P5">Hence, the first three variants shown in the table are Mo matrix based and best serve</text:p>
      <text:p text:style-name="P5">petrol-fired engines; they display very good scuffing resistance, with limited oxidation protection and micro-abrasion resistance. The plasma-sprayed MKP 81A</text:p>
      <text:p text:style-name="P5">and MKP 107 ‘cermet’ coating systems (based on Mo-MoxCy or Mo-CrxCy –</text:p>
      <text:p text:style-name="P5">Table 8.1) were designed for diesel engine use, where higher-temperature and more-</text:p>
      <text:p text:style-name="P5">abrasive conditions exist. More recently, circa 2010, more-advanced versions of this</text:p>
      <text:p text:style-name="P5">concept have been made (e.g., see MKJet 502 in Table 8.1), where a composition</text:p>
      <text:p text:style-name="P5">within the WC-Cr3C2-Ni system has been developed for diesel engine use (Fig. 8.5).</text:p>
      <text:p text:style-name="P5">These are applied using HVOF (see Chapter 4, Section 4.14.6) technology and are</text:p>
      <text:p text:style-name="P5">reputed to have a higher cohesive strength and better bonding to their cast iron</text:p>
      <text:p text:style-name="P5">substrate compared to the aforementioned plasma-spray variants. Unfortunately,</text:p>
      <text:p text:style-name="P5">the HVOF process is relatively expensive, and its conversion efficiency from powder</text:p>
      <text:p text:style-name="P5">particles to a functional coating is quite low – in some cases, more than 60% of the</text:p>
      <text:p text:style-name="P5">spray powder can be lost as ‘over-spray’. Such factors provide a large impetus for the</text:p>
      <text:p text:style-name="P5">development of new coating technologies and new coating materials for use in mass</text:p>
      <text:p text:style-name="P5">production.</text:p>
      <text:p text:style-name="P5"/>
      <text:p text:style-name="P6">13</text:p>
      <text:p text:style-name="P6">For very abrasive engine situations, ‘all-ceramic’ plasma spray coatings like the</text:p>
      <text:p text:style-name="P6">Al2O3-TiO2 (KP123) composition (Table 8.1) perform better than the previously</text:p>
      <text:p text:style-name="P6">mentioned cermet compositions. Here, abrasion resistance is provided by the Al2O3</text:p>
      <text:p text:style-name="P6">phase, whilst the TiO2 constituent helps augment fracture toughness and maintain</text:p>
      <text:p text:style-name="P6">low friction (µ&lt;0.1), simultaneously restricting scuffing/galling. However, attempts</text:p>
      <text:p text:style-name="P6">to augment this idea further by developing coatings consisting almost entirely of Ti</text:p>
      <text:p text:style-name="P6">sub-oxide (TiOx) or TiO2 (Landa et al, 2005) have not been entirely successful.</text:p>
      <text:p text:style-name="P6"/>
      <text:p text:style-name="P6">During the late 1980s, a novel hybrid coating technology was created to produce</text:p>
      <text:p text:style-name="P6">a new high-durability coating at low production cost. Here, hard aluminium oxide</text:p>
      <text:p text:style-name="P6">(Al2O3) particles were incorporated into a chromium plating This coating material was</text:p>
      <text:p text:style-name="P6">implemented into mass production during the 1990s; it remains in use today.</text:p>
      <text:p text:style-name="P6">The precise details of the process are proprietary, but it is reliant on varying the</text:p>
      <text:p text:style-name="P6">polarity of the substrate from positive to negative during growth of the Cr plating.</text:p>
      <text:p text:style-name="P6">Interruption of the deposition phase by relatively short cycle durations of applied</text:p>
      <text:p text:style-name="P6">positive polarity exaggerates the formation of cracks through electro-etching (as in</text:p>
      <text:p text:style-name="P6">Fig. 8.4a). At this juncture in the process, fine (~0.5 to 15µm) particles of Al2O3,</text:p>
      <text:p text:style-name="P6">suspended in the liquid electrolyte become concentrated into the Cr plating cracks</text:p>
      <text:p text:style-name="P6">(possibly via an electrophoretic action); the polarity is then returned to its initial</text:p>
      <text:p text:style-name="P6">cathodic character, and Cr deposition is resumed, so as to enclose the particles within</text:p>
      <text:p text:style-name="P6">the Cr matrix of the coating.</text:p>
      <text:p text:style-name="P6"/>
      <text:p text:style-name="P6"/>
      <text:p text:style-name="P6"/>
      <text:p text:style-name="P8"><text:soft-page-break/>16</text:p>
      <text:p text:style-name="P8">Valve lifter (cam-follower) and cam shaft materials have not received very much</text:p>
      <text:p text:style-name="P7">change in the past thirty years. The review of Becker (2004) indicates no changes in</text:p>
      <text:p text:style-name="P7">the principal materials used for these devices when compared to those highlighted in</text:p>
      <text:p text:style-name="P7">publications during the 1980s (Eyre &amp; Crawley, 1980; Eyre, 1984). The summary</text:p>
      <text:p text:style-name="P7">given in Table 8.3 is still relevant at the time of writing (circa 2015); this shows a high</text:p>
      <text:p text:style-name="P7">reliance on cast irons and steels for valve lifters and cams. Here, surface engineering</text:p>
      <text:p text:style-name="P7">is required to realise a combination of high fatigue endurance, fatigue strength,</text:p>
      <text:p text:style-name="P7">rolling contact fatigue (RCF) pitting resistance, micro-abrasion wear and scuffing</text:p>
      <text:p text:style-name="P7">(material transfer) resistance. Scuffing is minimised by the phosphating (with man-</text:p>
      <text:p text:style-name="P7">ganese phosphate) of steel or cast iron valve lifters or by using micro-cracked Cr</text:p>
      <text:p text:style-name="P7">electroplating (similar to that shown in Fig. 8.4a). The latter procedures enable oil</text:p>
      <text:p text:style-name="P7">retention and spreading, which greatly aid boundary lubrication. Formulated oils</text:p>
      <text:p text:style-name="P7">containing anti-wear additives, like ZDDP (Bec et al, 1999; Barnes et al, 2001;</text:p>
      <text:p text:style-name="P7">Spikes, 2004; de Barros Bouchet et al, 2005), although widely used to aid an anti-</text:p>
      <text:p text:style-name="P7">scuffing character, can also initiate premature rolling contact fatigue pitting (Eyre &amp;</text:p>
      <text:p text:style-name="P7">Crawley, 1980). Adverse pinholing of DLC coatings (presently being introduced for</text:p>
      <text:p text:style-name="P7">valve lifter applications) may also be triggered by oil additives (Section 8.3.3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6T14:28:13.168415052</meta:creation-date>
    <dc:date>2022-01-16T20:36:09.246208560</dc:date>
    <meta:editing-duration>PT2H6M34S</meta:editing-duration>
    <meta:editing-cycles>1</meta:editing-cycles>
    <meta:document-statistic meta:table-count="0" meta:image-count="0" meta:object-count="0" meta:page-count="3" meta:paragraph-count="108" meta:word-count="1253" meta:character-count="8242" meta:non-whitespace-character-count="7089"/>
    <meta:generator>LibreOffice/7.2.5.2.0$Linux_X86_64 LibreOffice_project/20$Build-2</meta:generator>
  </office:meta>
</office:document-meta>
</file>